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ca162" officeooo:paragraph-rsid="001ca162"/>
    </style:style>
    <style:style style:name="P2" style:family="paragraph" style:parent-style-name="Standard">
      <style:text-properties officeooo:rsid="001e4a0a" officeooo:paragraph-rsid="001e4a0a"/>
    </style:style>
    <style:style style:name="P3" style:family="paragraph" style:parent-style-name="Standard">
      <style:text-properties officeooo:rsid="001f5452" officeooo:paragraph-rsid="001f5452"/>
    </style:style>
    <style:style style:name="P4" style:family="paragraph" style:parent-style-name="Standard">
      <style:text-properties officeooo:rsid="0021395d" officeooo:paragraph-rsid="0021395d"/>
    </style:style>
    <style:style style:name="P5" style:family="paragraph" style:parent-style-name="Standard">
      <style:text-properties officeooo:rsid="0022cc2a" officeooo:paragraph-rsid="0022cc2a"/>
    </style:style>
    <style:style style:name="P6" style:family="paragraph" style:parent-style-name="Standard">
      <style:text-properties officeooo:rsid="00260def" officeooo:paragraph-rsid="00260def"/>
    </style:style>
    <style:style style:name="P7" style:family="paragraph" style:parent-style-name="Standard">
      <style:text-properties officeooo:rsid="002802c4" officeooo:paragraph-rsid="002802c4"/>
    </style:style>
    <style:style style:name="P8" style:family="paragraph" style:parent-style-name="Standard">
      <style:text-properties officeooo:rsid="0028fc62" officeooo:paragraph-rsid="0028fc62"/>
    </style:style>
    <style:style style:name="P9" style:family="paragraph" style:parent-style-name="Standard">
      <style:text-properties officeooo:rsid="002c1887" officeooo:paragraph-rsid="002c1887"/>
    </style:style>
    <style:style style:name="T1" style:family="text">
      <style:text-properties officeooo:rsid="00204b9f"/>
    </style:style>
    <style:style style:name="T2" style:family="text">
      <style:text-properties officeooo:rsid="00246713"/>
    </style:style>
    <style:style style:name="T3" style:family="text">
      <style:text-properties officeooo:rsid="002802c4"/>
    </style:style>
    <style:style style:name="T4" style:family="text">
      <style:text-properties officeooo:rsid="0028fc6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ATION:</text:p>
      <text:p text:style-name="P1"/>
      <text:p text:style-name="P1">1. Create a folder called ‘Poseidon’</text:p>
      <text:p text:style-name="P2">2. git clone <text:a xlink:type="simple" xlink:href="https://github.com/AmanPriyanshu/poseidon_installation.git" text:style-name="Internet_20_link" text:visited-style-name="Visited_20_Internet_20_Link">https://github.com/AmanPriyanshu/poseidon_installation.git</text:a> .</text:p>
      <text:p text:style-name="P3">3. python3 installers/faucet_installer.py</text:p>
      <text:p text:style-name="P3">4. <text:span text:style-name="T1">python3 installers/docker_installer.py</text:span></text:p>
      <text:p text:style-name="P5">5. python3 installers/docker_compose.py</text:p>
      <text:p text:style-name="P6">6. python3 setup/docker_pulls.py</text:p>
      <text:p text:style-name="P7">7. python3 setup/bridge_setup.py</text:p>
      <text:p text:style-name="P8">Copy the dp_id from here and paste it while running faucet_yaml.py</text:p>
      <text:p text:style-name="P4"><text:span text:style-name="T4">8</text:span>. python3 setup/faucet_yaml.py</text:p>
      <text:p text:style-name="P9">9.</text:p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5T16:39:24.284624508</meta:creation-date>
    <meta:generator>LibreOffice/6.0.7.3$Linux_X86_64 LibreOffice_project/00m0$Build-3</meta:generator>
    <dc:date>2020-03-15T18:04:12.441641235</dc:date>
    <meta:editing-duration>PT1H24M46S</meta:editing-duration>
    <meta:editing-cycles>11</meta:editing-cycles>
    <meta:document-statistic meta:table-count="0" meta:image-count="0" meta:object-count="0" meta:page-count="1" meta:paragraph-count="11" meta:word-count="42" meta:character-count="407" meta:non-whitespace-character-count="376"/>
  </office:meta>
</office:document-meta>
</file>